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52102092212201</text:p>
          </table:table-cell>
          <table:table-cell office:value-type="string" calcext:value-type="string">
            <text:p>2024-08-13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102092212201</text:p>
          </table:table-cell>
          <table:table-cell office:value-type="string" calcext:value-type="string">
            <text:p>2022-09-12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1020922122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102092212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1020922122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1020922122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1020922122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1020922122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1020922122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1020922122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1020922122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102092212201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52102092212201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